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cell-protect="protected" style:print-content="tru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style:cell-protect="protected" style:print-content="true"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style:cell-protect="protected" style:print-content="true"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cell-protect="protected" style:print-content="tru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style:cell-protect="protected" style:print-content="true"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table:number-columns-repeated="1021"/>
        </table:table-row>
        <table:table-row table:style-name="ro1">
          <table:table-cell office:value-type="string">
            <text:p>fix logo</text:p>
          </table:table-cell>
          <table:table-cell table:style-name="ce9"/>
          <table:table-cell table:style-name="ce14" office:value-type="string">
            <text:p>9:00-9:07</text:p>
          </table:table-cell>
          <table:table-cell table:number-columns-repeated="1021"/>
        </table:table-row>
        <table:table-row table:style-name="ro1">
          <table:table-cell office:value-type="string">
            <text:p>try to figure out some git issues</text:p>
          </table:table-cell>
          <table:table-cell table:style-name="ce9"/>
          <table:table-cell office:value-type="string">
            <text:p>9:07-9:36</text:p>
          </table:table-cell>
          <table:table-cell table:number-columns-repeated="1021"/>
        </table:table-row>
        <table:table-row table:style-name="ro1">
          <table:table-cell office:value-type="string">
            <text:p>aaaand, redoing the quick logo fix. Because it didn't save.</text:p>
          </table:table-cell>
          <table:table-cell table:style-name="ce9"/>
          <table:table-cell table:number-columns-repeated="1022"/>
        </table:table-row>
        <table:table-row table:style-name="ro1" table:number-rows-repeated="122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2T21:38:12</dc:date>
    <meta:editing-cycles>484</meta:editing-cycles>
    <meta:editing-duration>PT6H19M4S</meta:editing-duration>
    <meta:document-statistic meta:table-count="1" meta:cell-count="88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